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mashing the Coding Interview for the Anxious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Aaron Patula</text:p>
            <text:p/>
            <text:p>github.com/aaron678/coding-interview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ttention is limit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ize of short term memory is limited</text:p>
              </text:list-item>
              <text:list-item>
                <text:p>Attention is a limited resource</text:p>
              </text:list-item>
              <text:list-item>
                <text:p>White boarding coding tasks add additional cognitive load</text:p>
              </text:list-item>
              <text:list-item>
                <text:p>Recall and performance declin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ttention is limited con'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Emotional response (panic anxiety) can greatly add new loads</text:p>
              </text:list-item>
              <text:list-item>
                <text:p>N-back game has discussion of stm as well as a game to strengthen STM use.<text:line-break/><text:line-break/>en.wikipedia.org/wiki/N-back<text:line-break/>brainworkshop.sourceforge.net/tutorial.html</text:p>
                <text:p/>
              </text:list-item>
              <text:list-item>
                <text:p>A Software Agent Model of Consciousness- Graesser and Franklin. Automating a task reduces load on conscious attention.<text:line-break/><text:line-break/>ccrg.cs.memphis.edu/.../ A%20Software%20Agent%20Model%20of%20Consciousness.do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lution- reduce anxiety and cognitive load</text:p>
          </draw:text-box>
        </draw:frame>
        <draw:frame presentation:style-name="pr4" draw:layer="layout" svg:width="25.199cm" svg:height="12.179cm" svg:x="4.011cm" svg:y="4.826cm" presentation:class="outline" presentation:user-transformed="true">
          <draw:text-box>
            <text:list text:style-name="L3">
              <text:list-item>
                <text:p>Stress- </text:p>
                <text:list>
                  <text:list-item>
                    <text:p>Habituate exposure, <text:line-break/>know that what ever feeling occurs you can handle it and still <text:span text:style-name="T1">solve</text:span> algorithmic problems</text:p>
                    <text:list>
                      <text:list-item>
                        <text:p>Simulation</text:p>
                      </text:list-item>
                      <text:list-item>
                        <text:p>IRL</text:p>
                      </text:list-item>
                    </text:list>
                  </text:list-item>
                </text:list>
              </text:list-item>
              <text:list-item>
                <text:p>Cognitive load-</text:p>
                <text:list>
                  <text:list-item>
                    <text:p>Practice with realistic environment- talking, writing corner cases, mentally executing code</text:p>
                  </text:list-item>
                  <text:list-item>
                    <text:p>Bring paper instead of whiteboarding.</text:p>
                  </text:list-item>
                </text:list>
              </text:list-item>
              <text:list-item>
                <text:p>Know algorithms and common Java trop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he Coding Inte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ding interview is a collaborative problem solving exercise with you taking the initiative as opposed to you getting the answer right</text:p>
                <text:p/>
              </text:list-item>
              <text:list-item>
                <text:p>Backwards (in context) thinking</text:p>
              </text:list-item>
              <text:list-item>
                <text:p>Trade-off between space complexity and processing time</text:p>
              </text:list-item>
              <text:list-item>
                <text:p>Corner cases- throwing an exception fulfills the api</text:p>
              </text:list-item>
              <text:list-item>
                <text:p>Improve algorithms- </text:p>
              </text:list-item>
              <text:list-item>
                <text:p>Data- sorted vs unsorted, single case vs collection, pos vs neg numbers, zero, large lists/ collections</text:p>
              </text:list-item>
              <text:list-item>
                <text:p>Mental code execution, 'make the test fail'</text:p>
              </text:list-item>
              <text:list-item>
                <text:p>Interviewer may be asking you to consider changed assump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practi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reate your own coding interview</text:p>
              </text:list-item>
              <text:list-item>
                <text:p>Overpractive simpler algorithms rather than going to more complex ones.</text:p>
              </text:list-item>
              <text:list-item>
                <text:p>Practice with non-hinting execution environments (codebunk) AND whiteboard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 </meta:initial-creator>
    <meta:creation-date>2018-06-04T14:09:14.800665836</meta:creation-date>
    <meta:generator>LibreOffice/5.0.3.2$Linux_X86_64 LibreOffice_project/00m0$Build-2</meta:generator>
    <dc:date>2018-06-04T15:34:48.685759497</dc:date>
    <dc:creator>me </dc:creator>
    <meta:editing-duration>PT34M21S</meta:editing-duration>
    <meta:editing-cycles>3</meta:editing-cycles>
    <meta:document-statistic meta:object-count="45"/>
  </office:meta>
</office:document-meta>
</file>